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5A636FA8.png"/>
  <manifest:file-entry manifest:media-type="image/png" manifest:full-path="Pictures/1000000000000004000000042C88C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5f_preface">
      <style:paragraph-properties fo:text-align="center" style:justify-single-word="false"/>
    </style:style>
    <style:style style:name="P2" style:family="paragraph" style:parent-style-name="subheading_5f_preface">
      <style:paragraph-properties fo:text-align="center" style:justify-single-word="false"/>
    </style:style>
    <style:style style:name="P3" style:family="paragraph" style:parent-style-name="Standard">
      <style:paragraph-properties fo:text-align="center" style:justify-single-word="false"/>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8in" fo:margin-right="0in" anx:BungeniSectionType="Observation" anx:__BungeniMetaEditable="false" style:editable="false">
        <style:columns fo:column-count="1" fo:column-gap="0in"/>
        <style:background-image xlink:href="Pictures/1000000000000004000000044B8B09BB.png" xlink:type="simple" xlink:actuate="onLoad" style:filter-name="PNG - Portable Network Graphic"/>
      </style:section-properties>
    </style:style>
    <style:style style:name="Sect7" style:family="section">
      <style:section-properties fo:background-color="#ffffff" fo:margin-left="0.4in" fo:margin-right="0in" anx:BungeniSectionType="Communication" anx:__BungeniMetaEditable="false" style:editable="false">
        <style:columns fo:column-count="1" fo:column-gap="0in"/>
        <style:background-image/>
      </style:section-properties>
    </style:style>
    <style:style style:name="Sect8" style:family="section">
      <style:section-properties fo:background-color="transparent" fo:margin-left="0.6in" fo:margin-right="0in" anx:BungeniSectionType="Speech" anx:__BungeniMetaEditable="true" anx:BungeniSpeechAsURI="/ontology/roles/ke/speaker" anx:BungeniSpeechAsDesc="Speaker" anx:BungeniSpeechAs="Speaker" anx:BungeniPersonID="455" anx:BungeniPersonRole="455" anx:BungeniSpeechByURI="ken.person.John.Abdalla.1950-02-06" anx:BungeniSpeechBy="John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SpeechAsURI="/ontology/roles/ke/member" anx:BungeniSpeechAsDesc="Member of Parliament" anx:BungeniSpeechAs="MemberOfParliament" anx:BungeniPersonID="147" anx:BungeniPersonRole="147" anx:BungeniSpeechByURI="ken.person.William.Ntimama.1922-02-11" anx:BungeniSpeechBy="William Ntimam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PointOfOrder" anx:__BungeniMetaEditable="false" style:editable="false">
        <style:columns fo:column-count="1" fo:column-gap="0in"/>
        <style:background-image xlink:href="Pictures/1000000000000004000000044B8B09BB.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peechAsURI="/ontology/roles/ke/member" anx:BungeniSpeechAsDesc="Member of Parliament" anx:BungeniSpeechAs="MemberOfParliament" anx:BungeniPersonID="187" anx:BungeniPersonRole="187" anx:BungeniSpeechByURI="ken.person.Naomi.Shaban.1928-04-24" anx:BungeniSpeechBy="Naomi Shaban"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6in" fo:margin-right="0in" anx:BungeniSectionType="Speech" anx:__BungeniMetaEditable="true" anx:BungeniSpeechAsURI="/ontology/roles/ke/minister" anx:BungeniSpeechAsDesc="Minister" anx:BungeniSpeechAs="Minister" anx:BungeniPersonID="559" anx:BungeniPersonRole="559" anx:BungeniSpeechByURI="ken.person.Gideun.Musiku.1951-10-21" anx:BungeniSpeechBy="Gideun Musiku"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3" style:family="section">
      <style:section-properties fo:background-color="transparent" fo:margin-left="0.4in" fo:margin-right="0in" anx:BungeniSectionType="Conclusion" anx:__BungeniMetaEditable="false" anx:BungeniHouseClosingTime="18:30" style:editable="false">
        <style:columns fo:column-count="1" fo:column-gap="0in"/>
        <style:background-image xlink:href="Pictures/1000000000000004000000042C88C416.png" xlink:type="simple" xlink:actuate="onLoad" style:filter-name="PNG - Portable Network Graphic"/>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P1">NATIONAL ASSEMBLY </text:p>
          <text:p text:style-name="Standard"/>
          <text:p text:style-name="P2">OFFICIAL REPORT </text:p>
          <text:p text:style-name="Standard"/>
          <text:p text:style-name="P3">Wednesday, 20th March, 1991 </text:p>
          <text:p text:style-name="P3">The House met at thirty minutes past Two o’ clock. </text:p>
        </text:section>
        <text:section text:style-name="Sect3" text:name="comment1">
          <text:p text:style-name="observation">[Mr Speaker in the Chair] </text:p>
        </text:section>
        <text:p text:style-name="Standard"/>
        <text:section text:style-name="Sect3" text:name="comment2">
          <text:p text:style-name="observation">PRAYERS </text:p>
        </text:section>
        <text:p text:style-name="Standard"/>
        <text:section text:style-name="Sect4" text:name="papers1">
          <text:p text:style-name="heading_5f_papers">PAPERS LAID </text:p>
          <text:p text:style-name="subheading_5f_papers">The following Papers were laid on the Table: </text:p>
          <text:section text:style-name="Sect5" text:name="tbldocs1">
            <text:p text:style-name="Standard"><text:a xlink:type="simple" xlink:href="uri:/ken/person/hon.khamasi/doc-20040704">Kenya Accountants and Secretaries National Examinations Board Report and Accounts for the year ended 30th June, 1986.</text:a></text:p>
            <text:p text:style-name="Standard"><text:a xlink:type="simple" xlink:href="uri:/ken/person/hon.khamasi/doc-20040704"/></text:p>
            <text:p text:style-name="Standard"><text:a xlink:type="simple" xlink:href="uri:/ken/person/hon.khamasi/doc-20040704">Kenya Accountants and Secretaries National Examinations Board Report and Accounts for the year ended 30th June, 1987.</text:a></text:p>
            <text:p text:style-name="Standard"><text:a xlink:type="simple" xlink:href="uri:/ken/person/hon.khamasi/doc-20040704"/></text:p>
            <text:p text:style-name="Standard"><text:a xlink:type="simple" xlink:href="uri:/ken/person/hon.khamasi/doc-20040704">Kenya Reinsurance Corporation—Annual Report and Accounts for the year ended 31st December, 1985.</text:a></text:p>
            <text:p text:style-name="Standard"><text:a xlink:type="simple" xlink:href="uri:/ken/person/hon.khamasi/doc-20040704"/></text:p>
            <text:p text:style-name="Standard"><text:a xlink:type="simple" xlink:href="uri:/ken/person/hon.khamasi/doc-20040704">Kenya Reinsurance Corporation—Annual Report and Accounts for the year ended 31st December, 1986.</text:a></text:p>
            <text:p text:style-name="Standard"/>
          </text:section>
          <text:section text:style-name="Sect6" text:name="comment3">
            <text:p text:style-name="observation">(By the Assistant Minister for Finance (Mr. Keah) on behalf of the Minister for Finance) </text:p>
          </text:section>
        </text:section>
        <text:p text:style-name="Standard"/>
        <text:section text:style-name="Sect7" text:name="comnctn1">
          <text:p text:style-name="heading_5f_comchair">COMMUNICATION FROM THE CHAIR </text:p>
          <text:p text:style-name="Standard"/>
          <text:section text:style-name="Sect8" text:name="speech1">
            <text:p text:style-name="Standard"><text:reference-mark-start text:name="BungeniSpeechBy:JohnAbdalla9535"/>THE SPEAKER<text:reference-mark-end text:name="BungeniSpeechBy:JohnAbdalla9535"/></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section>
        <text:p text:style-name="Standard"><text:soft-page-break/></text:p>
        <text:section text:style-name="Sect9" text:name="speech2">
          <text:p text:style-name="Standard"><text:reference-mark-start text:name="BungeniSpeechBy:WilliamNtimama2755"/>MR WILLIAM NSUBUGA<text:reference-mark-end text:name="BungeniSpeechBy:WilliamNtimama2755"/></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p text:style-name="Standard"/>
        <text:section text:style-name="Sect10" text:name="porder1">
          <text:p text:style-name="heading_5f_pointoforder">POINT OF ORDER </text:p>
          <text:p text:style-name="Standard"/>
          <text:section text:style-name="Sect11" text:name="speech3">
            <text:p text:style-name="Standard"><text:tab/><text:reference-mark-start text:name="BungeniSpeechBy:NaomiShaban6530"/>The Member for Malava (Mr. Shitanda):<text:reference-mark-end text:name="BungeniSpeechBy:NaomiShaban6530"/> </text:p>
            <text:p text:style-name="Standard">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 <text:s/></text:p>
          </text:section>
          <text:p text:style-name="Standard"><text:tab/></text:p>
          <text:section text:style-name="Sect12" text:name="speech4">
            <text:p text:style-name="Standard"><text:reference-mark-start text:name="BungeniSpeechBy:GideunMusiku8670"/>The Vice-President and Minister for Home Affairs (Mr. Musyoka):<text:reference-mark-end text:name="BungeniSpeechBy:GideunMusiku8670"/> </text:p>
            <text:p text:style-name="Standard">Mr. Speaker, Sir, I undertake to communicate that concern by the hon. Member to the Minister for Local Government. </text:p>
          </text:section>
        </text:section>
        <text:p text:style-name="Standard"><text:tab/></text:p>
        <text:section text:style-name="Sect13" text:name="concl1">
          <text:p text:style-name="Heading_20_2">ADJOURNMENT </text:p>
          <text:p text:style-name="Standard">The Temporary Deputy Speaker (Mr. Kabingu-Muregi): It is now time for the interruption of business. The House is, therefore, adjourned until tomorrow, Wednesday, 11th May, at 9.00 a.m. </text:p>
          <text:p text:style-name="Standard">The House rose at <text:reference-mark-start text:name="BungeniHouseClosingTime:7942"/>thirty minutes <text:s/>past Six o’clock. <text:reference-mark-end text:name="BungeniHouseClosingTime:794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42x8i9y5k77l" draw:display-name="142x8i9y5k77l" xlink:href="Pictures/1000000000000004000000044B8B09BB.png" xlink:type="simple" xlink:show="embed" xlink:actuate="onLoad"/>
    <draw:fill-image draw:name="_31_6oxuxfnrx79c" draw:display-name="16oxuxfnrx79c" xlink:href="Pictures/1000000000000004000000044B8B09BB.png" xlink:type="simple" xlink:show="embed" xlink:actuate="onLoad"/>
    <draw:fill-image draw:name="_31_6s47d0qsk2oq" draw:display-name="16s47d0qsk2oq" xlink:href="Pictures/1000000000000004000000042C88C416.png" xlink:type="simple" xlink:show="embed" xlink:actuate="onLoad"/>
    <draw:fill-image draw:name="_31_n8oxcg3n0mvp" draw:display-name="1n8oxcg3n0mvp" xlink:href="Pictures/100000000000000400000004CC5182EB.png" xlink:type="simple" xlink:show="embed" xlink:actuate="onLoad"/>
    <draw:fill-image draw:name="_31_ojrc9y5q6ef" draw:display-name="1ojrc9y5q6ef" xlink:href="Pictures/1000000000000004000000045A636FA8.png" xlink:type="simple" xlink:show="embed" xlink:actuate="onLoad"/>
    <draw:fill-image draw:name="_31_q7vgcst4m5ko" draw:display-name="1q7vgcst4m5ko" xlink:href="Pictures/1000000000000004000000045A636FA8.png" xlink:type="simple" xlink:show="embed" xlink:actuate="onLoad"/>
    <draw:fill-image draw:name="_31_uochmmd0j5xq" draw:display-name="1uochmmd0j5xq" xlink:href="Pictures/1000000000000004000000044B8B09BB.png" xlink:type="simple" xlink:show="embed" xlink:actuate="onLoad"/>
    <draw:fill-image draw:name="_31_wmor87cq46g4" draw:display-name="1wmor87cq46g4" xlink:href="Pictures/1000000000000004000000044B8B09BB.png" xlink:type="simple" xlink:show="embed" xlink:actuate="onLoad"/>
    <draw:fill-image draw:name="_36_656kvg7rkqn" draw:display-name="6656kvg7rkqn" xlink:href="Pictures/1000000000000004000000045A636FA8.png" xlink:type="simple" xlink:show="embed" xlink:actuate="onLoad"/>
    <draw:fill-image draw:name="sx8wjzrpkgrf" xlink:href="Pictures/100000000000000400000004CC5182EB.png" xlink:type="simple" xlink:show="embed" xlink:actuate="onLoad"/>
    <draw:fill-image draw:name="udkove6sj1jg" xlink:href="Pictures/1000000000000004000000045A636FA8.png" xlink:type="simple" xlink:show="embed" xlink:actuate="onLoad"/>
    <draw:fill-image draw:name="uooipojrdshr"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13T17:25:05</meta:creation-date>
    <meta:editing-duration>PT00H09M44S</meta:editing-duration>
    <meta:editing-cycles>3</meta:editing-cycles>
    <meta:generator>OpenOffice.org/3.1$Linux OpenOffice.org_project/310m19$Build-9420</meta:generator>
    <meta:initial-creator>Ashok Hariharan</meta:initial-creator>
    <dc:date>2010-05-14T17:18:19</dc:date>
    <dc:creator>Ashok Hariharan</dc:creator>
    <meta:document-statistic meta:table-count="0" meta:image-count="0" meta:object-count="0" meta:page-count="3" meta:paragraph-count="30" meta:word-count="601" meta:character-count="3495"/>
    <meta:user-defined meta:name="BungeniCountryCode">ke</meta:user-defined>
    <meta:user-defined meta:name="BungeniDocAuthor">Ashok Hariharan</meta:user-defined>
    <meta:user-defined meta:name="BungeniDocPart">main</meta:user-defined>
    <meta:user-defined meta:name="BungeniDocType">debaterecord</meta:user-defined>
    <meta:user-defined meta:name="BungeniExpAuthor">user.Ashok</meta:user-defined>
    <meta:user-defined meta:name="BungeniExpAuthorURI">user.Ashok</meta:user-defined>
    <meta:user-defined meta:name="BungeniExpDate">2010-05-13</meta:user-defined>
    <meta:user-defined meta:name="BungeniExpDateName">expDate</meta:user-defined>
    <meta:user-defined meta:name="BungeniExpURI">/ke/debaterecord/2010-5-13/eng</meta:user-defined>
    <meta:user-defined meta:name="BungeniLanguageCode">eng</meta:user-defined>
    <meta:user-defined meta:name="BungeniManAuthor">user.Ashok</meta:user-defined>
    <meta:user-defined meta:name="BungeniManAuthorURI">user.Ashok</meta:user-defined>
    <meta:user-defined meta:name="BungeniManDate">2010-05-13</meta:user-defined>
    <meta:user-defined meta:name="BungeniManDateName">manDate</meta:user-defined>
    <meta:user-defined meta:name="BungeniManURI">/ke/debaterecord/2010-5-13/eng.xml</meta:user-defined>
    <meta:user-defined meta:name="BungeniOfficialDate">2010-05-13</meta:user-defined>
    <meta:user-defined meta:name="BungeniOfficialTime">17:25</meta:user-defined>
    <meta:user-defined meta:name="BungeniParliamentID">parl-01</meta:user-defined>
    <meta:user-defined meta:name="BungeniParliamentSession">sess-01</meta:user-defined>
    <meta:user-defined meta:name="BungeniParliamentSitting">sit-01</meta:user-defined>
    <meta:user-defined meta:name="BungeniPublicationDate">2010-05-2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5-13</meta:user-defined>
    <meta:user-defined meta:name="BungeniWorkDateName">workDate</meta:user-defined>
    <meta:user-defined meta:name="BungeniWorkURI">/ke/debaterecord/2010-5-13</meta:user-defined>
    <meta:user-defined meta:name="__BungeniDocMeta">true</meta:user-defined>
    <meta:user-defined meta:name="bungeniEditorNotes">&amp;lt;notes&amp;gt;&amp;lt;/notes&amp;gt;</meta:user-defined>
  </office:meta>
</office:document-meta>
</file>